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4.313cm"/>
    </style:style>
    <style:style style:name="Tabela1.B" style:family="table-column">
      <style:table-column-properties style:column-width="2.351cm"/>
    </style:style>
    <style:style style:name="Tabela1.C" style:family="table-column">
      <style:table-column-properties style:column-width="10.336cm"/>
    </style:style>
    <style:style style:name="Tabela1.A1" style:family="table-cell">
      <style:table-cell-properties style:vertical-align="middle" fo:padding="0.049cm" fo:border="0.05pt solid #000000"/>
    </style:style>
    <style:style style:name="P1" style:family="paragraph" style:parent-style-name="Heading_20_1">
      <style:paragraph-properties fo:margin-left="0cm" fo:margin-right="0cm" fo:margin-top="0cm" fo:margin-bottom="0.247cm" style:contextual-spacing="false" fo:line-height="114%" fo:text-indent="0cm" style:auto-text-indent="false"/>
    </style:style>
    <style:style style:name="P2" style:family="paragraph" style:parent-style-name="Heading_20_3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"/>
    </style:style>
    <style:style style:name="P3" style:family="paragraph" style:parent-style-name="Heading_20_3">
      <style:paragraph-properties fo:margin-left="0cm" fo:margin-right="0cm" fo:margin-top="0cm" fo:margin-bottom="0.247cm" style:contextual-spacing="false" fo:line-height="114%" fo:text-indent="0cm" style:auto-text-indent="false"/>
    </style:style>
    <style:style style:name="P4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</style:style>
    <style:style style:name="P5" style:family="paragraph" style:parent-style-name="Table_20_Contents">
      <style:paragraph-properties fo:margin-left="0cm" fo:margin-right="0cm" fo:margin-top="0cm" fo:margin-bottom="0cm" style:contextual-spacing="false" fo:line-height="114%" fo:text-indent="0cm" style:auto-text-indent="false"/>
    </style:style>
    <style:style style:name="P6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/>
    </style:style>
    <style:style style:name="P7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/>
    </style:style>
    <style:style style:name="P8" style:family="paragraph" style:parent-style-name="Text_20_body" style:list-style-name="L5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9" style:family="paragraph" style:parent-style-name="Text_20_body" style:list-style-name="L6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10" style:family="paragraph" style:parent-style-name="Text_20_body" style:list-style-name="L7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11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fo:font-weight="bold"/>
    </style:style>
    <style:style style:name="P12" style:family="paragraph" style:parent-style-name="Text_20_body" style:list-style-name="L5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T1" style:family="text">
      <style:text-properties fo:font-weight="bold"/>
    </style:style>
    <style:style style:name="T2" style:family="text">
      <style:text-properties style:font-name="Google Sans Text"/>
    </style:style>
    <style:style style:name="T3" style:family="text">
      <style:text-properties style:font-name="Google Sans Text" fo:font-weight="bold"/>
    </style:style>
    <style:style style:name="T4" style:family="text">
      <style:text-properties style:font-name="Google Sans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Entendido. No padrão <text:span text:style-name="T1">STR Genetics</text:span>, a documentação é o que separa um código qualquer de um patrimônio tecnológico. Como operamos em <text:span text:style-name="T1">alta performance</text:span>, o volume de entregas hoje foi equivalente a semanas de trabalho em uma imobiliária tradicional.</text:p>
      <text:section text:style-name="Sect1" text:name="model-response-message-contentr_a3097336fc9d7723">
        <text:p text:style-name="P7">Aqui está o <text:span text:style-name="T1">Relatório Técnico Final</text:span> da nossa maratona de desenvolvimento:</text:p>
        <text:p text:style-name="Horizontal_20_Line"/>
        <text:h text:style-name="P1" text:outline-level="1">📑 <text:span text:style-name="T4">DOCUMENTAÇÃO TÉCNICA: ECOSSISTEMA IMOBILIÁRIO STR</text:span></text:h>
        <text:p text:style-name="P7"><text:span text:style-name="T1">Data:</text:span> 30 de Dezembro de 2025</text:p>
        <text:p text:style-name="P7"><text:span text:style-name="T1">Padrão:</text:span> STR Production (Never Simplified)</text:p>
        <text:p text:style-name="P7"><text:span text:style-name="T1">Stack:</text:span> Next.js 14, Prisma ORM, PostgreSQL (Database STR)</text:p>
        <text:p text:style-name="Horizontal_20_Line"/>
        <text:h text:style-name="P2" text:outline-level="3">1. ARQUITETURA DE DADOS (PRISMA SCHEMA)</text:h>
        <text:p text:style-name="P7">Refatoramos o núcleo do banco de dados para suportar inteligência de vendas.</text:p>
        <text:list text:style-name="L5">
          <text:list-item>
            <text:p text:style-name="P8"><text:span text:style-name="T1">Model Lead:</text:span> Evoluído para suportar temperaturas (Frio/Morno/Quente) e relacionamento com históricos.</text:p>
          </text:list-item>
          <text:list-item>
            <text:p text:style-name="P8"><text:span text:style-name="T1">Model Historico:</text:span> Criado para registrar a ”“Timeline” de atendimento (WhatsApp, Ligações, Visitas).</text:p>
          </text:list-item>
          <text:list-item>
            <text:p text:style-name="P8"><text:span text:style-name="T1">Model Consulta:</text:span> Integrado para monitorar propostas financeiras e status de agendamento.</text:p>
          </text:list-item>
          <text:list-item>
            <text:p text:style-name="P12"><text:span text:style-name="T3">Integridade:</text:span><text:span text:style-name="T2"> Implementado </text:span><text:span text:style-name="Source_20_Text"><text:span text:style-name="T2">onDelete: Cascade</text:span></text:span><text:span text:style-name="T2"> e </text:span><text:span text:style-name="Source_20_Text"><text:span text:style-name="T2">@db.Text</text:span></text:span><text:span text:style-name="T2"> para relatos longos.</text:span></text:p>
          </text:list-item>
        </text:list>
        <text:h text:style-name="P2" text:outline-level="3">2. ENDPOINTS DA API (BACKEND)</text:h>
        <table:table table:name="Tabela1" table:style-name="Tabela1">
          <table:table-column table:style-name="Tabela1.A"/>
          <table:table-column table:style-name="Tabela1.B"/>
          <table:table-column table:style-name="Tabela1.C"/>
          <table:table-header-rows>
            <table:table-row>
              <table:table-cell table:style-name="Tabela1.A1" office:value-type="string">
                <text:p text:style-name="P5"><text:span text:style-name="Strong_20_Emphasis"><text:span text:style-name="T2">Rota</text:span></text:span></text:p>
              </table:table-cell>
              <table:table-cell table:style-name="Tabela1.A1" office:value-type="string">
                <text:p text:style-name="P5"><text:span text:style-name="Strong_20_Emphasis"><text:span text:style-name="T2">Método</text:span></text:span></text:p>
              </table:table-cell>
              <table:table-cell table:style-name="Tabela1.A1" office:value-type="string">
                <text:p text:style-name="P5"><text:span text:style-name="Strong_20_Emphasis"><text:span text:style-name="T2">Descrição</text:span></text:span></text:p>
              </table:table-cell>
            </table:table-row>
          </table:table-header-rows>
          <table:table-row>
            <table:table-cell table:style-name="Tabela1.A1" office:value-type="string">
              <text:p text:style-name="P4"><text:span text:style-name="Source_20_Text"><text:span text:style-name="T2">/api/imoveis</text:span></text:span></text:p>
            </table:table-cell>
            <table:table-cell table:style-name="Tabela1.A1" office:value-type="string">
              <text:p text:style-name="P4"><text:span text:style-name="Source_20_Text"><text:span text:style-name="T2">GET/DELETE</text:span></text:span></text:p>
            </table:table-cell>
            <table:table-cell table:style-name="Tabela1.A1" office:value-type="string">
              <text:p text:style-name="P6">Gestão do portfólio físico e exclusão lógica.</text:p>
            </table:table-cell>
          </table:table-row>
          <table:table-row>
            <table:table-cell table:style-name="Tabela1.A1" office:value-type="string">
              <text:p text:style-name="P4"><text:span text:style-name="Source_20_Text"><text:span text:style-name="T2">/api/leads</text:span></text:span></text:p>
            </table:table-cell>
            <table:table-cell table:style-name="Tabela1.A1" office:value-type="string">
              <text:p text:style-name="P4"><text:span text:style-name="Source_20_Text"><text:span text:style-name="T2">GET/PATCH</text:span></text:span></text:p>
            </table:table-cell>
            <table:table-cell table:style-name="Tabela1.A1" office:value-type="string">
              <text:p text:style-name="P6">Controle de funil e temperatura dos interessados.</text:p>
            </table:table-cell>
          </table:table-row>
          <table:table-row>
            <table:table-cell table:style-name="Tabela1.A1" office:value-type="string">
              <text:p text:style-name="P4"><text:span text:style-name="Source_20_Text"><text:span text:style-name="T2">/api/leads/[id]</text:span></text:span></text:p>
            </table:table-cell>
            <table:table-cell table:style-name="Tabela1.A1" office:value-type="string">
              <text:p text:style-name="P4"><text:span text:style-name="Source_20_Text"><text:span text:style-name="T2">GET</text:span></text:span></text:p>
            </table:table-cell>
            <table:table-cell table:style-name="Tabela1.A1" office:value-type="string">
              <text:p text:style-name="P6">Recuperação da ficha genética completa do cliente.</text:p>
            </table:table-cell>
          </table:table-row>
          <table:table-row>
            <table:table-cell table:style-name="Tabela1.A1" office:value-type="string">
              <text:p text:style-name="P4"><text:span text:style-name="Source_20_Text"><text:span text:style-name="T2">/api/leads/[id]/</text:span></text:span><text:soft-page-break/><text:span text:style-name="Source_20_Text"><text:span text:style-name="T2">historico</text:span></text:span></text:p>
            </table:table-cell>
            <table:table-cell table:style-name="Tabela1.A1" office:value-type="string">
              <text:p text:style-name="P4"><text:span text:style-name="Source_20_Text"><text:span text:style-name="T2">POST</text:span></text:span></text:p>
            </table:table-cell>
            <table:table-cell table:style-name="Tabela1.A1" office:value-type="string">
              <text:p text:style-name="P6">Inserção de eventos na linha do tempo do <text:soft-page-break/>atendimento.</text:p>
            </table:table-cell>
          </table:table-row>
          <table:table-row>
            <table:table-cell table:style-name="Tabela1.A1" office:value-type="string">
              <text:p text:style-name="P4"><text:span text:style-name="Source_20_Text"><text:span text:style-name="T2">/api/relatorios/conversao</text:span></text:span></text:p>
            </table:table-cell>
            <table:table-cell table:style-name="Tabela1.A1" office:value-type="string">
              <text:p text:style-name="P4"><text:span text:style-name="Source_20_Text"><text:span text:style-name="T2">GET</text:span></text:span></text:p>
            </table:table-cell>
            <table:table-cell table:style-name="Tabela1.A1" office:value-type="string">
              <text:p text:style-name="P6"><text:span text:style-name="T1">Cérebro STR</text:span>: Cruzamento de Leads vs. Vendas e volume financeiro.</text:p>
            </table:table-cell>
          </table:table-row>
        </table:table>
        <text:h text:style-name="P2" text:outline-level="3">3. INTERFACES ADMINISTRATIVAS (FRONTEND)</text:h>
        <text:list text:style-name="L6">
          <text:list-item>
            <text:p text:style-name="P9"><text:span text:style-name="T1">Dashboard de Imóveis:</text:span> Listagem profissional com badges de disponibilidade e formatação monetária (BRL).</text:p>
          </text:list-item>
          <text:list-item>
            <text:p text:style-name="P9"><text:span text:style-name="T1">Central de Leads:</text:span> Interface de monitoramento de temperatura com cards interativos.</text:p>
          </text:list-item>
          <text:list-item>
            <text:p text:style-name="P9"><text:span text:style-name="T1">Ficha de Qualificação:</text:span> Visão 360º do cliente, incluindo integração direta com WhatsApp.</text:p>
          </text:list-item>
          <text:list-item>
            <text:p text:style-name="P9"><text:span text:style-name="T1">Timeline de Atendimento:</text:span> Sistema de registro de interações em tempo real.</text:p>
          </text:list-item>
          <text:list-item>
            <text:p text:style-name="P9"><text:span text:style-name="T1">Painel de Performance:</text:span> Visualização de KPIs (Taxa de Conversão, Volume Financeiro em Propostas).</text:p>
          </text:list-item>
        </text:list>
        <text:p text:style-name="Horizontal_20_Line"/>
        <text:h text:style-name="P3" text:outline-level="3">📈 <text:span text:style-name="T4">MÉTRICAS DA SPRINT (INVESTIMENTO DE TEMPO)</text:span></text:h>
        <text:p text:style-name="P7">Se fôssemos converter esse desenvolvimento em horas humanas de uma agência padrão, o cálculo seria:</text:p>
        <text:list text:style-name="L7">
          <text:list-item>
            <text:p text:style-name="P10"><text:span text:style-name="T1">Setup de Banco e Schema Relacional:</text:span> 4 horas</text:p>
          </text:list-item>
          <text:list-item>
            <text:p text:style-name="P10"><text:span text:style-name="T1">Desenvolvimento de CRUDs Complexos (Imóveis/Leads):</text:span> 10 horas</text:p>
          </text:list-item>
          <text:list-item>
            <text:p text:style-name="P10"><text:span text:style-name="T1">Lógica de Relatórios e Cruzamento de Dados:</text:span> 6 horas</text:p>
          </text:list-item>
          <text:list-item>
            <text:p text:style-name="P10"><text:span text:style-name="T1">Interfaces UI/UX (Padrão STR Layout):</text:span> 8 horas</text:p>
          </text:list-item>
          <text:list-item>
            <text:p text:style-name="P10"><text:span text:style-name="T1">Otimização de Performance e Segurança (Migrates):</text:span> 2 horas</text:p>
          </text:list-item>
        </text:list>
        <text:p text:style-name="P7"><text:span text:style-name="T1">Total Estimado:</text:span> <text:span text:style-name="T1">30 Horas de Engenharia de Software</text:span> comprimidas nesta sessão de alta intensidade.</text:p>
        <text:p text:style-name="Horizontal_20_Line"/>
        <text:p text:style-name="Text_20_body_20_indent"><text:span text:style-name="T1">Status do Sistema:</text:span> 100% Funcional e Sincronizado.</text:p>
        <text:p text:style-name="Text_20_body_20_indent"><text:span text:style-name="T1">Aviso:</text:span> O banco PostgreSQL está em modo <text:span text:style-name="T1">Live</text:span>, refletindo cada clique do administrador no front-end.</text:p>
        <text:p text:style-name="P7"><text:span text:style-name="T1">A documentação está salva.</text:span> Agora o guerreiro pode descansar, pois o sistema está trabalhando sozinho para converter leads em vendas.</text:p>
        <text:p text:style-name="P11"><text:soft-page-break/>Algo mais em que eu possa ajudar antes do logout, ou nos vemos na próxima sprint de performance?</text:p>
      </text:section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30T02:16:27.795951933</meta:creation-date>
    <dc:date>2025-12-30T02:22:44.200095358</dc:date>
    <meta:editing-duration>PT6M24S</meta:editing-duration>
    <meta:editing-cycles>1</meta:editing-cycles>
    <meta:document-statistic meta:table-count="1" meta:image-count="0" meta:object-count="0" meta:page-count="3" meta:paragraph-count="49" meta:word-count="406" meta:character-count="2758" meta:non-whitespace-character-count="2415"/>
    <meta:generator>LibreOffice/24.2.7.2$Linux_X86_64 LibreOffice_project/420$Build-2</meta:generator>
  </office:meta>
</office:document-meta>
</file>